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paragraph-properties fo:margin-bottom="0.1667in"/>
      <style:text-properties style:font-name="Times"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text-properties style:font-name="LiHei Pro"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3.08.30 19:01   |   <text:a xlink:type="simple" xlink:href="http://palinfo.habago.org/Entry?Command=Information_PrintForum&amp;iPage=469#FORUM31995"><text:span text:style-name="T2">#</text:span></text:a></text:p>
      <text:p text:style-name="P2"><text:span text:style-name="T3">(</text:span>續<text:span text:style-name="T3">)<text:line-break/><text:line-break/></text:span>說智能太刺耳<text:span text:style-name="T3">,</text:span>也許也可以說是一種頻率<text:span text:style-name="T3">,</text:span>每一物種只能聽到某個波長範圍的聲音<text:span text:style-name="T3">. </text:span>雖然在物理學的意義上<text:span text:style-name="T3">,"</text:span>我們<text:span text:style-name="T3">" </text:span>講出的話<text:span text:style-name="T3">,</text:span>跟<text:span text:style-name="T3"><text:s/>"</text:span>他們<text:span text:style-name="T3">" </text:span>講出的話<text:span text:style-name="T3">,</text:span>並無不同<text:span text:style-name="T3">. </text:span>除非耳朵聽力有問題<text:span text:style-name="T3">,</text:span>否則不管我們或他們<text:span text:style-name="T3">, </text:span>講出的話統統聽得見<text:span text:style-name="T3">.<text:line-break/><text:line-break/></text:span>但這<text:span text:style-name="T3"><text:s/>"</text:span>聽得見<text:span text:style-name="T3">" </text:span>指的只是物理學意義上的<text:span text:style-name="T3"><text:s/>"</text:span>聽見<text:span text:style-name="T3">",</text:span>卻不是打心底真的聽見<text:span text:style-name="T3">. </text:span>什麼樣的人<text:span text:style-name="T3">,</text:span>自然就會接收到什麼樣<text:span text:style-name="T3"><text:s/>"</text:span>頻率<text:span text:style-name="T3">" </text:span>的話語<text:span text:style-name="T3">, </text:span>物種不同<text:span text:style-name="T3">,"</text:span>聽的<text:span text:style-name="T3">" "</text:span>看的<text:span text:style-name="T3">" "</text:span>聞的<text:span text:style-name="T3">" </text:span>的世界也隨之不一樣<text:span text:style-name="T3">. </text:span>你就算拿一千分貝擴音器麥克風來也一樣<text:span text:style-name="T3">,</text:span>聽不見就是聽不見<text:span text:style-name="T3">,</text:span>看不到就是看不到<text:span text:style-name="T3">,</text:span>註定與之絕緣<text:span text:style-name="T3">,</text:span>因為世界長得不一樣<text:span text:style-name="T3">.<text:line-break/><text:line-break/></text:span>維根斯坦說<text:span text:style-name="T3">,</text:span>世界有高有低<text:span text:style-name="T3">,</text:span>高的看得見低的一方<text:span text:style-name="T3">,</text:span>但反之卻不然<text:span text:style-name="T3">,</text:span>二次元的生物無法理解也無法想像第三次元是什麼碗糕<text:span text:style-name="T3">.</text:span></text:p>
      <text:p text:style-name="P1"><text:span text:style-name="T1">陳真</text:span><text:s/>  |  2013.08.30 18:43   |   <text:a xlink:type="simple" xlink:href="http://palinfo.habago.org/Entry?Command=Information_PrintForum&amp;iPage=469#FORUM31994"><text:span text:style-name="T2">#</text:span></text:a></text:p>
      <text:p text:style-name="P3">美國華盛頓郵報等主流媒體<text:span text:style-name="T3">,</text:span>仗都還沒打<text:span text:style-name="T3">,</text:span>它就急著吹號角了<text:span text:style-name="T3">. <text:line-break/><text:line-break/></text:span>世上具有參考價值的主流媒體並不多<text:span text:style-name="T3">,</text:span>鳳凰排第一<text:span text:style-name="T3">,RT(Russia Today)</text:span>也不錯<text:span text:style-name="T3">,</text:span>平面媒體則首推<text:span text:style-name="T3">WSWS.<text:line-break/><text:line-break/></text:span>幾十年的經歷讓我學到一件事<text:span text:style-name="T3">: <text:line-break/><text:line-break/></text:span>不管國內外<text:span text:style-name="T3">,</text:span>越是喜歡講民主講自由講公民講人權的<text:span text:style-name="T3">,</text:span>以之為標榜為標竿的<text:span text:style-name="T3">,</text:span>不管是政黨或政權或個人<text:span text:style-name="T3">,</text:span>言論之可信度越低<text:span text:style-name="T3">,</text:span>品性越是難以恭維<text:span text:style-name="T3">,</text:span>甚且好話說盡壞事做絕<text:span text:style-name="T3">.<text:line-break/><text:line-break/></text:span>不可思議的不是人渣的存在<text:span text:style-name="T3">,</text:span>不可思議的是人渣即便重覆講一百萬次謊話<text:span text:style-name="T3">,</text:span>人們依然每一次都會相信他們口吐真理<text:span text:style-name="T3">,</text:span>甚至對之膜拜<text:span text:style-name="T3">.<text:line-break/><text:line-break/></text:span>我清楚地記得<text:span text:style-name="T3">,30</text:span>幾年前<text:span text:style-name="T3">,</text:span>唸高中一年級時<text:span text:style-name="T3">,</text:span>有一天早上我在一本雜誌上讀到愛因斯坦的一段話<text:span text:style-name="T3">,</text:span>感覺很震撼<text:span text:style-name="T3">,</text:span>原文已不可考<text:span text:style-name="T3">,</text:span>內容大約是說<text:span text:style-name="T3">: <text:line-break/><text:line-break/></text:span>在個人層面上<text:span text:style-name="T3">,</text:span>道德和智能之間<text:span text:style-name="T3"><text:s/>"</text:span>必須<text:span text:style-name="T3">" </text:span>有著某種相關性<text:span text:style-name="T3">,</text:span>道德方才具有其應有的道德意義<text:span text:style-name="T3">. </text:span>簡單說<text:span text:style-name="T3">,</text:span>個人必須具有某種理性上的意識能力<text:span text:style-name="T3">,</text:span>其言行才具有道德意義<text:span text:style-name="T3">.<text:line-break/><text:line-break/></text:span>這話很籠統<text:span text:style-name="T3">,</text:span>沒頭沒腦的<text:span text:style-name="T3">,</text:span>不足為訓<text:span text:style-name="T3">,</text:span>但對於一個當年僅<text:span text:style-name="T3">16</text:span>歲的少年來說<text:span text:style-name="T3">,</text:span>在那充斥著反智的教條年代<text:span text:style-name="T3">(</text:span>這年頭只是更教條更反智<text:span text:style-name="T3">,</text:span>沒有更好<text:span text:style-name="T3">),</text:span>愛因斯坦這些話卻給了我一個很有力的衝擊<text:span text:style-name="T3">.<text:line-break/><text:line-break/></text:span>我從不訝異於騙術的存在<text:span text:style-name="T3">,</text:span>但騙術之所以存在卻令人感到訝異<text:span text:style-name="T3">,</text:span>許多時候我就會想到愛因斯坦這些語焉不詳的話<text:span text:style-name="T3">;</text:span>當人們普遍蠢到如此不可思議時<text:span text:style-name="T3">,</text:span>我們還能怪騙子嗎<text:span text:style-name="T3">?<text:line-break/><text:line-break/></text:span>最近有個病人<text:span text:style-name="T3">,</text:span>學校高階主管<text:span text:style-name="T3">,</text:span>剛一踏進診間大門<text:span text:style-name="T3">,</text:span>我看了她一眼<text:span text:style-name="T3">,</text:span>隨手就寫下有關其<text:span text:style-name="T3"><text:s/>"</text:span>個性<text:span text:style-name="T3">" </text:span>的基本描述<text:span text:style-name="T3">,</text:span>彷彿我不是醫生<text:span text:style-name="T3">,</text:span>而是看面相的<text:span text:style-name="T3">. </text:span>但事後證明<text:span text:style-name="T3">,</text:span>我的第一眼判斷幾乎百分百準確<text:span text:style-name="T3">.<text:line-break/><text:line-break/></text:span>這位病人說她數十年為失眠焦慮恐慌所苦<text:span text:style-name="T3">,</text:span>已經花了恐怕上百萬<text:span text:style-name="T3">. </text:span>我說妳不是有健保嗎<text:span text:style-name="T3">?</text:span>怎麼可能花這麼多錢<text:span text:style-name="T3">. </text:span>她說許多醫師都告訴她要自費購買<text:span text:style-name="T3"><text:s/>"</text:span>特效藥<text:span text:style-name="T3">" </text:span>或所謂保健食品<text:span text:style-name="T3">,</text:span>或針灸復健熱療等等等<text:span text:style-name="T3">,</text:span>五花八門的各種<text:span text:style-name="T3"><text:s/>"</text:span>治療<text:span text:style-name="T3">".<text:line-break/><text:line-break/></text:span>甚至還有醫生叫她每周回診兩次<text:span text:style-name="T3">,</text:span>每次打五支自費特效針<text:span text:style-name="T3">,</text:span>一連打了幾星期<text:span text:style-name="T3">. </text:span>最後還找到一個也是名醫<text:span text:style-name="T3">,</text:span>叫她用尿療法搭配養生處方<text:span text:style-name="T3">,</text:span>必須高價自費購買所謂通血路顧神經的保健聖品<text:span text:style-name="T3">,</text:span>搭配自己的尿每天喝<text:span text:style-name="T3">,</text:span>每次去看診都是八千五千<text:span text:style-name="T3">,</text:span>就這樣前前後後四處遍訪名醫搞了<text:span text:style-name="T3">20</text:span>幾年<text:span text:style-name="T3">.<text:line-break/><text:line-break/></text:span>我聽完這些<text:span text:style-name="T3">,</text:span>勸她退掛費另尋高明<text:span text:style-name="T3">,</text:span>我說我治不好妳<text:span text:style-name="T3">. </text:span>她說為什麼<text:span text:style-name="T3">? </text:span>我說妳的病就像小感冒一樣輕易可以治療<text:span text:style-name="T3">,</text:span>但我知道妳不會相信我的話<text:span text:style-name="T3">,</text:span>也不會照我的處方好好吃藥<text:span text:style-name="T3">,</text:span>所以我治不好妳的病<text:span text:style-name="T3">,</text:span>除非妳打從根本上改變態度<text:span text:style-name="T3">,</text:span>改變觀念<text:span text:style-name="T3">,</text:span>而且不要再自己當醫生自己亂改藥<text:span text:style-name="T3">,</text:span>要遵守醫囑<text:span text:style-name="T3">,</text:span>也不要再吃什麼保健聖品什麼顧肝丸顧膽丸<text:span text:style-name="T3">.<text:line-break/><text:line-break/></text:span>我堅持不幫她治療<text:span text:style-name="T3">,</text:span>她反倒以為我是什麼名醫了<text:span text:style-name="T3">,</text:span>堅持要當我的病人<text:span text:style-name="T3">. </text:span>我後來沒辦法仍然開藥給她<text:span text:style-name="T3">,</text:span>但有沒有效其實完全取決於她是否要放棄自己的愚蠢偏見<text:span text:style-name="T3">,</text:span>以理性做為解決問題的依據<text:span text:style-name="T3">.<text:line-break/><text:line-break/></text:span>臨走前我問她說<text:span text:style-name="T3">,</text:span>那麼離譜的一些<text:span text:style-name="T3"><text:s/>"</text:span>治療<text:span text:style-name="T3">",</text:span>什麼每周打<text:span text:style-name="T3"><text:s/>10 </text:span>支昂貴的美國進口的什麼顧腦特效針<text:span text:style-name="T3">,</text:span>什麼每天喝尿搭配昂貴的日本進口養生祕方聖品等等<text:span text:style-name="T3">,</text:span>這些鬼話妳怎麼會信<text:span text:style-name="T3">? <text:line-break/><text:line-break/></text:span>沒想到她仍然相信<text:span text:style-name="T3">,</text:span>她說如果是騙人的<text:span text:style-name="T3">,</text:span>病人怎麼會那麼多<text:span text:style-name="T3">? </text:span>多到想要掛到號都要排隊排一個月<text:span text:style-name="T3">. </text:span>她認為之所以沒效是因為她自己的<text:span text:style-name="T3"><text:s/>"</text:span>體質不合<text:span text:style-name="T3">",</text:span>不能怪名醫<text:span text:style-name="T3">. <text:line-break/><text:line-break/></text:span>這故事告訴我們<text:span text:style-name="T3">,</text:span>政治上的事其實也一樣<text:span text:style-name="T3">,</text:span>明明這個黨那個政權這樣那樣一些政客學者文人等等等<text:span text:style-name="T3">,</text:span>全是滿口謊的無恥人渣<text:span text:style-name="T3">,</text:span>但他們偏偏就是群眾的偶像<text:span text:style-name="T3">. </text:span>這時你是該怪這些混蛋<text:span text:style-name="T3">,</text:span>還是應該懷疑群眾的智能是不是有問題<text:span text:style-name="T3">.<text:line-break/><text:line-break/></text:span>殷海光死了十幾年之後的<text:span text:style-name="T3">1984</text:span>或<text:span text:style-name="T3">1985</text:span>年<text:span text:style-name="T3">,</text:span>在一份我負責編寫的醫學講義空白處<text:span text:style-name="T3">,</text:span>我引用了當年有外國人紀念殷海光所寫的一段話這麼說<text:span text:style-name="T3">: <text:line-break/><text:line-break/></text:span>媒體總是教導群眾去痛恨那些為他們付出痛苦代價的人<text:span text:style-name="T3">,</text:span>卻教導他們去擁戴那些不斷在傷害他們的人<text:span text:style-name="T3">.<text:line-break/><text:line-break/></text:span>這講義還沒送印刷廠付梓的前一天晚上<text:span text:style-name="T3">,</text:span>警備總部和調查局就去印刷廠查扣盤問了<text:span text:style-name="T3">,</text:span>嚇壞印刷廠老闆<text:span text:style-name="T3">.<text:line-break/><text:line-break/></text:span>這類故事始終一樣<text:span text:style-name="T3">,</text:span>至今還沒演完<text:span text:style-name="T3">;</text:span>也許人的智能和道德的進化<text:span text:style-name="T3">,</text:span>恐怕要比一棵樹長大要多上<text:span text:style-name="T3">100</text:span>倍的時間<text:span text:style-name="T3">.</text:span></text:p>
      <text:p text:style-name="P1"><text:span text:style-name="T1">秉叡</text:span><text:s/>  |  2013.08.30 17:01   |   <text:a xlink:type="simple" xlink:href="http://palinfo.habago.org/Entry?Command=Information_PrintForum&amp;iPage=469#FORUM31993"><text:span text:style-name="T2">#</text:span></text:a></text:p>
      <text:p text:style-name="P2">其實已經有台灣部落格吐槽那些敘利亞化武罹難者的照片很假以及過去西方世界製造假新聞的不良前科<text:span text:style-name="T3"><text:line-break/></text:span>＝＝＝＝＝＝＝＝＝＝＝＝＝＝＝＝＝＝＝＝＝<text:span text:style-name="T3"><text:line-break/></text:span>敘利亞、台灣、伊朗有何共點？<text:span text:style-name="T3"><text:s/></text:span>都是老美下一個！<text:span text:style-name="T3"><text:line-break/><text:line-break/>http://accrcw75.pixnet.net/blog/post/50447542<text:line-break/><text:line-break/></text:span>（文章節錄）<text:span text:style-name="T3"><text:line-break/><text:line-break/></text:span>那你要製造戰爭的機會啊？該怎做？我的判斷就是歐美與以色列的情報局，提供敘利亞反叛軍化武，製造恐慌，我甚至認為這些孩童的慘死照，有刻意處理過，否則你不會覺得怪怪的嗎？這些傳出來的相片，感覺很裝置藝術，怎麼都是小孩？好像是給非戰區人民看的，且都不打馬賽克（應該也不用，因為很假）目的是什麼？爭取同情？<text:span text:style-name="T3"><text:line-break/><text:line-break/></text:span>此外，敘利亞執政黨，好像在前一段時間的衝突中，並未站在劣勢的一方，為何要在此時，動用化武毒死自己人民？而且專門毒自己的孩童？這不是個很笨的行為嗎？況且，阿賽德會不知道，一旦使用化武，就會挑起西方國家介入的理由，如果你是擁有對方實力不到<text:span text:style-name="T3">0.001</text:span>％的小國領袖，你會如此作嗎？而且聽說還有時間與餘力駭紐約時報的網站？！<text:span text:style-name="T3"><text:line-break/><text:line-break/></text:span>我為何會猜西方國家是捏造這些化武情境的？如果各位只要輕易的在網路上找，就可以看到之前的範例。美國在<text:span text:style-name="T3">1990</text:span>年時，老布希總統為了要找個介入伊拉克戰爭的理由，隨便找了一位科威特駐美大使的女兒，佯裝成科國的護士，在美國電視前作證，聲稱伊拉克軍在入侵科國後，慘無人道的將嬰兒從保溫箱中拖出致死，而且街上到處都有吊死平民的場景。隨後發現這些事件：『隴係假！』<text:span text:style-name="T3"><text:line-break/><text:line-break/><text:line-break/><text:line-break/></text:span>此外，為了讓沙烏地阿拉伯支持英、美兩國的入侵，美國情治單位<text:span text:style-name="T3">CIA</text:span>，捏造了假的衛星圖片，說是海珊的伊拉克軍已慢慢的推向沙國邊境，如果西方勢力再不介入，就會導致沙烏地的亡國之災；但最後被日本的衛星圖抓包，人家海珊根本沒有多餘能力入侵另一個國家。<text:span text:style-name="T3"><text:line-break/><text:line-break/></text:span>第二次的波灣戰爭大師就無須多說了吧？什麼海珊藏有『大規模毀滅性武器』，或是伊拉克是蓋達組織的溫床等屁話，最後都被發現是子虛烏有，全是英、美兩國的情治單位所捏造的假情報，為的就是想侵佔伊拉克的石油、鞏固中東勢力。</text:p>
      <text:p text:style-name="P1"><text:span text:style-name="T1">秉叡</text:span><text:s/>  |  2013.08.30 16:17   |   <text:a xlink:type="simple" xlink:href="http://palinfo.habago.org/Entry?Command=Information_PrintForum&amp;iPage=469#FORUM31992"><text:span text:style-name="T2">#</text:span></text:a></text:p>
      <text:p text:style-name="P3">美情報官員：沒鐵證讓阿塞德認罪<text:span text:style-name="T3"><text:line-break/><text:line-break/></text:span>【聯合報╱編譯張佑生／綜合報導】<text:span text:style-name="T3"><text:line-break/>2013.08.30 04:08 am<text:line-break/><text:line-break/></text:span>儘管美國國務卿柯瑞宣稱敘利亞政府軍動用化武殺害平民的事實「不容狡賴」，美國情報官員廿八日卻坦承，並無足以讓敘國總統阿塞德認罪的鐵證。<text:span text:style-name="T3"><text:line-break/><text:line-break/></text:span>這次狀況令人想起當年美國指控伊拉克的往事。二○○二年，當時的美國中央情報局長泰內特堅稱，美國握有伊拉克總統海珊藏有大規模毀滅性武器的鐵證。當時的國務卿鮑爾據此向聯合國大會報告，請求授權出兵伊拉克。後來美軍搜遍伊拉克也找不到所謂的毀滅性生化武器，鮑爾將此事列為人生的汙點之一。<text:span text:style-name="T3"><text:line-break/><text:line-break/></text:span>美國行政部門訂於廿九日透過視訊會議，向國會相關的委員會簡報判定敘利亞政府軍動用化武的證據。美聯社說，傳聞中的證據包括敘國軍隊搬運武器的衛星影像，但不能確認是否為化武。<text:span text:style-name="T3"><text:line-break/><text:line-break/></text:span>一度傳出美國國安單位截聽到敘國國防部官員在化武攻擊後打電話給軍方，氣急敗壞要求解釋的通話紀錄；目前只知道是低階參謀間的討論，沒有直接證據顯示阿塞德的心腹或高階將領知情。<text:span text:style-name="T3"><text:line-break/><text:line-break/></text:span>簡言之，柯瑞廿六日宣稱阿塞德政府與化武攻擊的關聯性「不容狡賴」，但美國情報單位無法確認廿一日發生在大馬士革東郊的化武攻擊係由阿塞德下令，甚至無法確認是政府軍所為。<text:span text:style-name="T3"><text:line-break/><text:line-break/></text:span>英國外相海格一再表示，沒有證據顯示敘利亞反抗軍有能力發動大規模化武攻擊，因此判定是政府軍所為。但恐怖組織凱達支持的反抗軍是否為真凶，疑慮始終存在。官員最不願意見到的可能性，就是反抗軍奪取化武後加以運用，設計西方國家捲入敘利亞內戰。<text:span text:style-name="T3"><text:line-break/><text:line-break/></text:span>美國情報單位原訂廿七日提出敘利亞政府軍使用化武的證據，但白宮要求補強，以便總統歐巴馬決定是否下令空襲敘利亞，情報單位因此延後到廿九日才提出證據。<text:span text:style-name="T3"><text:line-break/><text:line-break/></text:span>【布魯塞爾記者蕭白雪／廿九日電】英國情報機構廿九日說，敘利亞的化學武器攻擊「極可能」是阿塞德政權所為；英國政府表示，即使沒有聯合國安理會批准仍可合法出兵敘利亞。法國國防部也表示，只要總統決定出兵，軍方已作好準備。<text:span text:style-name="T3"><text:line-break/><text:line-break/></text:span>德國總理梅克爾則在電話中，敦促俄羅斯總統普亭透過聯合國安理會機制，對敘利亞危機快速作出國際反應；兩人並同意理事會應審查聯合國檢查小組的報告。<text:span text:style-name="T3"><text:line-break/><text:line-break/></text:span>法國國防部表示，如果總統決定出動法軍參與國際介入敘利亞內戰的行動，法國武裝部隊已作好遵行總統指示的準備。<text:span text:style-name="T3"><text:line-break/><text:line-break/></text:span>【<text:span text:style-name="T3">2013/08/30 </text:span>聯合報】<text:span text:style-name="T3">@ http://udn.com/<text:line-break/><text:line-break/></text:span>全文網址<text:span text:style-name="T3">: </text:span>美情報官員：沒鐵證讓阿塞德認罪<text:span text:style-name="T3"><text:s/>| </text:span>對敘動武放緩<text:span text:style-name="T3"><text:s/>| </text:span>全球觀察<text:span text:style-name="T3"><text:s/>| </text:span>聯合新聞網<text:span text:style-name="T3"> <text:line-break/><text:line-break/>http://goo.gl/PkxOHP</text:span></text:p>
      <text:p text:style-name="P1"><text:span text:style-name="T1">陳真</text:span><text:s/>  |  2013.08.29 22:51   |   <text:a xlink:type="simple" xlink:href="http://palinfo.habago.org/Entry?Command=Information_PrintForum&amp;iPage=469#FORUM31991"><text:span text:style-name="T2">#</text:span></text:a></text:p>
      <text:p text:style-name="P2">誠哉斯言<text:span text:style-name="T3"><text:line-break/><text:line-break/></text:span>陳真<text:span text:style-name="T3"><text:line-break/>===============<text:line-break/></text:span>中國特使<text:span text:style-name="T3">:</text:span>中國反對超越聯合國武力解決敘問題<text:span text:style-name="T3"><text:line-break/><text:line-break/>08 - 29 17:43 <text:line-break/><text:line-break/></text:span>　　國際在線報道<text:span text:style-name="T3">(</text:span>記者<text:span text:style-name="T3"><text:s/></text:span>葉欣華<text:span text:style-name="T3"><text:s/></text:span>申旭<text:span text:style-name="T3">)</text:span>：據媒體報道，美國政府日前已決定繞過聯合國對敘利亞採取武力行動，引發敘利亞局勢驟然緊張。中國中東問題特使吳思科<text:span text:style-name="T3">29</text:span>日在北京就西方擬對敘動武問題接受本台記者獨家專訪時表示，武力對中東的傷害已經太多，對敘利亞動武將會危及地區安全，中國反對超越聯合國來用武力解決敘利亞問題。<text:span text:style-name="T3"><text:line-break/><text:line-break/></text:span>　　吳思科大使指出，中方高度關注敘利亞局勢的最新發展，中國外長王毅<text:span text:style-name="T3">28</text:span>日已經闡明了中方對當前局勢的看法，強調了中方堅決反對任何人在敘利亞使用化學武器和支持聯合國調查小組開展獨立、客觀、公正、專業的調查的立場，並要求各方當前應避免對聯合國的調查工作造成幹擾。吳思科說，<text:span text:style-name="T3"><text:line-break/><text:line-break/></text:span>　　<text:span text:style-name="T3">“</text:span>反對<text:span text:style-name="T3">(</text:span>使用<text:span text:style-name="T3">)</text:span>化學武器，不管是來自誰，中國都是反對的。很多年前，中國就支持在中東地區設無大規模殺傷性武器的協議，其中就包括化學武器。這一直是中國堅定的、原則性的立場，因此，對任何方面使用化學性武器，中國都會反對、譴責，這是一個非常的明確的立場。<text:span text:style-name="T3">”<text:line-break/><text:line-break/></text:span>　　吳思科指出，目前聯合國已經開始對敘利亞化武事件展開調查，有關各方應期待並尊重聯合國的調查結果，在聯合國調查結果公布前就訴諸武力有悖於《聯合國憲章》宗旨。他說，<text:span text:style-name="T3"><text:line-break/><text:line-break/></text:span>　　<text:span text:style-name="T3">“</text:span>出現這樣的情況，應該由聯合國和有關方面對這個問題進行調查。根據結果，由聯合國根據《聯合國憲章》和有關國際准則來做出處罰。現在，聯合國已經派出了化武的專家調查團，應該期待和尊重調查團的結果。因此，中國反對超越<text:span text:style-name="T3">(</text:span>聯合國<text:span text:style-name="T3">)</text:span>這樣一個國際組織，用武力來解決的做法。因為這不管對敘利亞來說，還是對這個地區來說，只能造成更大的傷害。<text:span text:style-name="T3">”<text:line-break/><text:line-break/></text:span>　　吳思科呼籲有關各方保持克制，並再次強調政治途徑才是解決敘利亞問題的唯一現實出路。<text:span text:style-name="T3"><text:line-break/><text:line-break/></text:span>　　<text:span text:style-name="T3">“</text:span>從我自己長期在這一地區工作的體會來說，有一個深切的感受：就是這一地區的武力給這個地區的各國造成的傷害已經太深了，太多了。在這個地區，不應該也不能夠再有用武力來解決問題這樣的企圖，因為這樣會給當事各方，首先就是敘利亞，造成更深的傷害，也會給敘利亞的周邊帶來更大的壓力，造成整個地區的動蕩。<text:span text:style-name="T3">”</text:span></text:p>
      <text:p text:style-name="P1"><text:span text:style-name="T1">陳真</text:span><text:s/>  |  2013.08.29 17:27   |   <text:a xlink:type="simple" xlink:href="http://palinfo.habago.org/Entry?Command=Information_PrintForum&amp;iPage=469#FORUM31990"><text:span text:style-name="T2">#</text:span></text:a></text:p>
      <text:p text:style-name="P4"><text:span text:style-name="T1">底下是另一篇報導</text:span>:<text:line-break/><text:line-break/><text:span text:style-name="T1">聯合國的調查小組指出</text:span><text:s/>"<text:span text:style-name="T1">有極為確實的證據</text:span>" <text:span text:style-name="T1">顯示是美國力挺的所謂反叛軍使用化學武器</text:span>.<text:line-break/><text:line-break/><text:span text:style-name="T1">依常理推斷</text:span>,<text:span text:style-name="T1">你今天打仗節節勝利</text:span>,<text:span text:style-name="T1">而且還邀請聯合國調查小組來調查</text:span>,<text:span text:style-name="T1">你會不會把調查的人邀請來之後</text:span>,<text:span text:style-name="T1">就在距離其調查團總部不到十英哩的地方發動化武攻擊給他看</text:span>?<text:line-break/><text:line-break/><text:span text:style-name="T1">更荒謬的是</text:span>,<text:span text:style-name="T1">發動化武攻擊之後還趕緊撤離該地區</text:span>,<text:span text:style-name="T1">拱手讓給敵人</text:span>,<text:span text:style-name="T1">以便讓敵人可以在該地區拍照蒐證上傳</text:span><text:s/>youtube? <text:line-break/><text:line-break/><text:span text:style-name="T1">會有這麼笨的人這麼無厘頭的作法嗎</text:span>?<text:line-break/><text:line-break/><text:span text:style-name="T1">陳真</text:span><text:line-break/><text:line-break/>=======<text:line-break/>http://www.wsws.org/en/articles/2013/08/23/syri-a23.html<text:line-break/><text:line-break/>Syrian Chemical Weapons Attack Carried Out by Rebels, Says UN (UPDATE) <text:line-break/>Added by Graham Noble on August 27, 2013.</text:p>
      <text:p text:style-name="P1"><text:span text:style-name="T1">陳真</text:span><text:s/>  |  2013.08.29 16:58   |   <text:a xlink:type="simple" xlink:href="http://palinfo.habago.org/Entry?Command=Information_PrintForum&amp;iPage=469#FORUM31989"><text:span text:style-name="T2">#</text:span></text:a></text:p>
      <text:p text:style-name="P5"><text:span text:style-name="T1">這是</text:span>WSWS<text:span text:style-name="T1">上星期的一篇報導</text:span>. <text:span text:style-name="T1">節錄其中一段如下</text:span>.<text:line-break/><text:line-break/><text:span text:style-name="T1">陳真</text:span><text:line-break/><text:line-break/>==========<text:line-break/>Growing calls for attack on Syria follow chemical weapons claims<text:line-break/>By Bill Van Auken <text:line-break/>23 August 2013 <text:line-break/><text:line-break/>(<text:span text:style-name="T1">節錄</text:span>)<text:line-break/><text:line-break/>Absent from all of this reporting—and from the fulminations of various Western officials—is any critical consideration of why the Syrian government would carry out such an attack in the first place.<text:line-break/><text:line-break/>The alleged chemical attack came precisely on the first day that a United Nations chemical weapons inspection team invited into Syria by the Assad government was to begin its work. Is this a likely moment to carry out—just 10 miles from Damascus—what is being reported as the biggest chemical weapons attack internationally in decades?<text:line-break/><text:line-break/>Why would the Damascus regime resort to such weapons, under conditions where it is widely reported to be making steady military advances against the Western-backed Islamist militias? And why, if it were to carry out such an attack, would it not send its forces afterwards to take control of the area, but instead leave it in the hands of the “rebels” so that they could record the scene and post images of the victims on the Internet?<text:line-break/><text:line-break/>Among the many images that have been made available is one of the rocket that supposedly carried the chemical weapon, a patently homemade device that bears no resemblance to the munitions that Iran and Russia have supplied to the Syrian military.<text:line-break/><text:line-break/>While the Assad regime has nothing to gain from carrying out such an attack, and a great deal to lose, this is not the case for the Free Syrian Army and the Al Qaeda-affiliated Al Nusra Front, which have become increasingly desperate in the face of advances by the Syrian military, stiff resistance from Kurdish fighters in northeastern Syria and growing popular hostility to the sectarian atrocities of these Western-backed “rebels.”<text:line-break/><text:line-break/>That these forces have the capability to carry out such attacks is indisputable. They themselves have publicly bragged about access to chemical weapons, and the Turkish media reported the arrest of several of their members last May in possession of the nerve agent sarin. The far-right cutthroats of Al Nusra and other Al Qaeda-linked elements would have no compunction about carrying out such a mass slaughter in order to blame it on the regime and provoke US-NATO intervention.<text:line-break/><text:line-break/>When Carla Del Ponte, a leading member of the UN Independent Commission of Inquiry on Syria, reported last May that there was “strong, concrete” evidence that sarin had been used by the Western-backed forces, Washington and its European allies simply ignored these findings. Such crimes are viewed as necessary in the prosecution of a vicious war for regime change that these powers have provoked and sustained.</text:p>
      <text:p text:style-name="P1"><text:span text:style-name="T1">陳真</text:span><text:s/>  |  2013.08.28 19:32   |   <text:a xlink:type="simple" xlink:href="http://palinfo.habago.org/Entry?Command=Information_PrintForum&amp;iPage=469#FORUM31988"><text:span text:style-name="T2">#</text:span></text:a></text:p>
      <text:p text:style-name="P3">這事不光是這樣<text:span text:style-name="T3">. <text:line-break/><text:line-break/></text:span>當時海珊用來屠村的化學武器不但是美國授意<text:span text:style-name="T3">,</text:span>而且是美國提供<text:span text:style-name="T3">.<text:line-break/><text:line-break/></text:span>但這樣還不夠<text:span text:style-name="T3">. </text:span>當國際社會對海珊使用化武殺害平民的行為企圖提出譴責時<text:span text:style-name="T3">,</text:span>是美國在聯合國否決所有譴責提案<text:span text:style-name="T3">. <text:line-break/><text:line-break/></text:span>這樣還不夠<text:span text:style-name="T3">,</text:span>美國不但百般護衛海珊<text:span text:style-name="T3">,</text:span>而且幾度讚揚他是民主鬥士<text:span text:style-name="T3">,</text:span>為維護世界和平與民主自由做出重要貢獻<text:span text:style-name="T3">.<text:line-break/><text:line-break/></text:span>這樣還不夠<text:span text:style-name="T3">. </text:span>當海珊使用化學武器屠村<text:span text:style-name="T3">,</text:span>一天之內殺光五千名庫德族老幼婦孺的證據與相關報導越來越難以遮掩時<text:span text:style-name="T3">,</text:span>美國乾脆嫁禍伊朗說是伊朗幹的<text:span text:style-name="T3">.<text:line-break/><text:line-break/></text:span>十幾年來我反覆不斷講這些事<text:span text:style-name="T3">,</text:span>心裏感到很挫折<text:span text:style-name="T3">,</text:span>能不講<text:span text:style-name="T3">,</text:span>我寧可不再講<text:span text:style-name="T3">,</text:span>因為講了又如何<text:span text:style-name="T3">? <text:line-break/><text:line-break/></text:span>我不反美<text:span text:style-name="T3">,</text:span>我對美國只有一個恨字<text:span text:style-name="T3">.<text:line-break/><text:line-break/></text:span>陳真<text:span text:style-name="T3"><text:line-break/>============<text:line-break/></text:span>雙重標準？美曾助海珊化武攻擊伊朗<text:span text:style-name="T3"><text:line-break/><text:line-break/></text:span>自由時報<text:span text:style-name="T3"><text:s/>– 2013</text:span>年<text:span text:style-name="T3">8</text:span>月<text:span text:style-name="T3">28</text:span>日<text:span text:style-name="T3"><text:s/></text:span>上午<text:span text:style-name="T3">6:10</text:span>〔編譯管淑平／綜合報導〕美國政府批評敘利亞政府使用化學武器，並可能採取軍事行動。不過，美國中央情報局（ＣＩＡ）的檔案顯示，一九八○年代兩伊戰爭期間，美國曾提供情資，協助當時伊拉克總統海珊用化學武器攻擊伊朗。<text:span text:style-name="T3"><text:line-break/><text:line-break/></text:span>美國「外交政策」期刊報導，一九八八年美國透過衛星影像得知伊朗找到伊拉克在巴斯拉的防線漏洞並準備進攻，雷根政府於是決定提供伊拉克有關伊朗部隊動向、後勤和防空部署等情報，讓海珊靠著這些情報，在當年幾場重要攻勢中使用芥子毒氣和沙林毒氣攻擊伊朗。<text:span text:style-name="T3"><text:line-break/><text:line-break/></text:span>伊拉克使用毒氣<text:span text:style-name="T3"><text:s/></text:span>美高層知情<text:span text:style-name="T3"><text:line-break/><text:line-break/></text:span>伊拉克在歷時八年的兩伊戰爭中使用化武造成高達兩萬名伊朗部隊死亡、十萬人受傷。美國一直堅稱海珊政府沒說打算發動化武攻擊，美國也未默許。不過曾任職國防情報局（ＤＩＡ）的退役空軍上校、一九八八年駐巴格達武官弗朗科納（<text:span text:style-name="T3">Rick Francona</text:span>）向「外交政策」說，「伊拉克從來沒告訴我們他們打算用神經毒氣，他們不用說，我們已經知道。」<text:span text:style-name="T3"><text:line-break/><text:line-break/></text:span>報導指出，當時美國政府高層知道伊拉克一九八三年起就在三場戰役中使用化武攻擊，而且對伊拉克何時、如何部署使用化武知之甚深。包括當時中情局局長、雷根心腹凱西在內的中情局高層定期聽取海珊化武攻擊規模以及攻擊計畫，知道海珊的化武工廠位置、伊拉克急切地製造芥子毒氣供應前線作戰使用等。<text:span text:style-name="T3"><text:line-break/><text:line-break/></text:span>美國政府盤算後決定，若能扭轉戰爭局勢，放任海珊繼續廣泛使用化武攻擊敵國、甚至自己的人民會比較好，就算海珊使用化武之事被發現，國際社會也會悶不吭聲。</text:p>
      <text:p text:style-name="P1"><text:span text:style-name="T1">陳真</text:span><text:s/>  |  2013.08.27 16:32   |   <text:a xlink:type="simple" xlink:href="http://palinfo.habago.org/Entry?Command=Information_PrintForum&amp;iPage=469#FORUM31987"><text:span text:style-name="T2">#</text:span></text:a></text:p>
      <text:p text:style-name="P2">既然都要辯論了<text:span text:style-name="T3">,</text:span>ㄍㄊㄇㄉ民叉黨為何強烈反對媒體發問<text:span text:style-name="T3">?<text:line-break/><text:line-break/></text:span>陳真<text:span text:style-name="T3"><text:line-break/><text:line-break/>===========<text:line-break/></text:span>馬蘇辯媒體提問<text:span text:style-name="T3">? </text:span>藍綠協調較勁<text:span text:style-name="T3"><text:line-break/></text:span>民視<text:span text:style-name="T3"><text:s/>– 2013</text:span>年<text:span text:style-name="T3">8</text:span>月<text:span text:style-name="T3">27</text:span>日<text:span text:style-name="T3"><text:line-break/><text:line-break/></text:span>馬蘇辯媒體提問<text:span text:style-name="T3">? </text:span>藍綠協調較勁<text:span text:style-name="T3"><text:line-break/><text:line-break/></text:span>總統馬英九和民進黨主席蘇貞昌將針對服貿協議進行辯論，雙方代表<text:span text:style-name="T3">28</text:span>日下午就要舉行協調會，不過，對於辯論形式，府方希望加入媒體提問，但綠營擔心，恐怕增加困難度，質疑府方沒誠意。<text:span text:style-name="T3"><text:line-break/><text:line-break/>27</text:span>日府方代表羅智強說，如果蘇貞昌不願意，他們就不提，但希望辯論時間越早越好。<text:span text:style-name="T3"><text:line-break/><text:line-break/></text:span>立法院民進黨團集中火力，再批服貿協議犧牲台灣業者讓利中國，民進黨團放話，<text:span text:style-name="T3">9</text:span>月立院開議，一定嚴審服貿協議，民進黨主席蘇貞昌和馬總統的服貿辯論，<text:span text:style-name="T3">28</text:span>日下午就要舉辦辯論協調會，不過，府方代表羅智強說，要勸說民進黨接受媒體提問，民進黨無法接受。</text:p>
      <text:p text:style-name="P6"/>
      <text:p text:style-name="P1"><text:span text:style-name="T1">陳真</text:span><text:s/>  |  2013.08.19 17:13   |   <text:a xlink:type="simple" xlink:href="http://palinfo.habago.org/Entry?Command=Information_PrintForum&amp;iPage=470#FORUM31986"><text:span text:style-name="T2">#</text:span></text:a></text:p>
      <text:p text:style-name="P2"><text:span text:style-name="T3">(</text:span>續<text:span text:style-name="T3">)<text:line-break/><text:line-break/></text:span>讓我們說說現實吧<text:span text:style-name="T3">! </text:span>話到嘴邊說不上<text:span text:style-name="T3">,</text:span>一切似乎都還是跟天空那顆大星有關<text:span text:style-name="T3">.<text:line-break/><text:line-break/></text:span>我看人有兩種<text:span text:style-name="T3">,</text:span>一種在地上爬<text:span text:style-name="T3">,</text:span>另一種也是地上爬<text:span text:style-name="T3">,</text:span>卻老忘不了外太空<text:span text:style-name="T3">,</text:span>彷彿他就從遙遠的某個星球來<text:span text:style-name="T3">,</text:span>終究也要回到那裏去<text:span text:style-name="T3">. <text:line-break/><text:line-break/></text:span>這類話語易招曲解<text:span text:style-name="T3">,</text:span>曲解就是形下解<text:span text:style-name="T3">,</text:span>以為是在講肉眼可見之事<text:span text:style-name="T3">,</text:span>以為裝萌說夢吃飽閒閒就是在做白日夢<text:span text:style-name="T3">,</text:span>非也<text:span text:style-name="T3">,</text:span>這類閒人別說飛<text:span text:style-name="T3">,</text:span>恐怕是匍匐在地<text:span text:style-name="T3">. </text:span>喜歡說夢跟真的在夢裏畢竟是兩回事<text:span text:style-name="T3">,</text:span>戀人並不是一個喜歡<text:span text:style-name="T3"><text:s/>"</text:span>談論<text:span text:style-name="T3">" </text:span>愛情的人<text:span text:style-name="T3">. </text:span>我若真的徹底瘋狂<text:span text:style-name="T3">,</text:span>怕也講不出這些漂亮話了<text:span text:style-name="T3">. </text:span>感謝上帝讓我瘋一半<text:span text:style-name="T3">.<text:line-break/><text:line-break/></text:span>文革時期<text:span text:style-name="T3">,</text:span>陳凱歌被抄家<text:span text:style-name="T3">,</text:span>自己還勇猛地扮起紅衛兵<text:span text:style-name="T3">,</text:span>眾人面前公開批鬥推打老爸<text:span text:style-name="T3">. </text:span>天災不止<text:span text:style-name="T3">,</text:span>人禍不斷<text:span text:style-name="T3">. </text:span>有一晚<text:span text:style-name="T3">,</text:span>少年陳凱歌躺臥床上空思發想<text:span text:style-name="T3">,</text:span>望著天花板破洞瞧見天上的大星<text:span text:style-name="T3">,</text:span>心裏當下領悟<text:span text:style-name="T3">: </text:span>原來過去的全是夢<text:span text:style-name="T3">,</text:span>從現在開始才是生活<text:span text:style-name="T3">.<text:line-break/><text:line-break/></text:span>這話說來容易<text:span text:style-name="T3">,</text:span>做起來卻很難<text:span text:style-name="T3">. </text:span>陳導往後事業蓬勃發達<text:span text:style-name="T3">,</text:span>生活混得相當不錯<text:span text:style-name="T3">,</text:span>電影越拍越投俗<text:span text:style-name="T3">,</text:span>講好聽是<text:span text:style-name="T3"><text:s/>"</text:span>別忘了普通人<text:span text:style-name="T3">"(</text:span>陳凱歌拍<text:span text:style-name="T3"><text:s/>"</text:span>和你在一起<text:span text:style-name="T3">" </text:span>的自況<text:span text:style-name="T3">),</text:span>講難聽就是市場<text:span text:style-name="T3">. </text:span>可他如果真的這麼務實<text:span text:style-name="T3">,</text:span>陳凱歌就不再是陳凱歌<text:span text:style-name="T3">.<text:line-break/><text:line-break/></text:span>最近第一次看張藝謀的<text:span text:style-name="T3"><text:s/>"</text:span>紅高梁<text:span text:style-name="T3">",</text:span>不禁頂禮膜拜<text:span text:style-name="T3">,</text:span>真難想像二十幾年前的他<text:span text:style-name="T3">,</text:span>作品如此純粹<text:span text:style-name="T3">,</text:span>可見往後的他並非退步<text:span text:style-name="T3">,</text:span>而是<text:span text:style-name="T3"><text:s/>"</text:span>務實<text:span text:style-name="T3">",</text:span>回到地面上來拍戲<text:span text:style-name="T3">. <text:line-break/><text:line-break/></text:span>重點是<text:span text:style-name="T3">,</text:span>一個人一時如何<text:span text:style-name="T3">,</text:span>一世便如何<text:span text:style-name="T3">,</text:span>我從沒見過有誰會改變<text:span text:style-name="T3">,</text:span>改變的只是外在造型<text:span text:style-name="T3">,</text:span>骨子裏物種如何是不會變的<text:span text:style-name="T3">,</text:span>一朵玫瑰不會因為天氣熱而變成一株仙人掌<text:span text:style-name="T3">. </text:span>這些曾經在天上飛過的<text:span text:style-name="T3">,</text:span>就連平常走路恐怕時不時都會抬頭望天<text:span text:style-name="T3">.<text:line-break/><text:line-break/></text:span>小說人物中<text:span text:style-name="T3">,</text:span>小王子尤為可悲<text:span text:style-name="T3">,</text:span>他在星球之間飛行<text:span text:style-name="T3">,</text:span>難忍鄉愁<text:span text:style-name="T3">,</text:span>藉著毒蛇之助<text:span text:style-name="T3">,</text:span>終究找到一條回家的路<text:span text:style-name="T3">,</text:span>飛回靈魂棲息之所<text:span text:style-name="T3">,</text:span>尋找他心中那朵玫瑰<text:span text:style-name="T3">.<text:line-break/><text:line-break/></text:span>悲劇是藝術的基本素材<text:span text:style-name="T3">,</text:span>我們往往被失敗而不是成功所吸引<text:span text:style-name="T3">. </text:span>宗教也好<text:span text:style-name="T3">,</text:span>美學也罷<text:span text:style-name="T3">,</text:span>基本句型全是否定句<text:span text:style-name="T3">. </text:span>不是比是還重要<text:span text:style-name="T3">,</text:span>沒有比有更可貴<text:span text:style-name="T3">,</text:span>尋找比找到更美麗<text:span text:style-name="T3">,</text:span>在永恆的路途中總是比回到家更動人<text:span text:style-name="T3">. <text:line-break/><text:line-break/></text:span>這些飄浮天際上不著天下不著地的人<text:span text:style-name="T3">,</text:span>縱然可悲<text:span text:style-name="T3">,</text:span>生命卻如詩如歌<text:span text:style-name="T3">. </text:span>他們的失敗<text:span text:style-name="T3">,</text:span>成就了不可思議的成功<text:span text:style-name="T3">,</text:span>他們的破滅消亡清楚顯現其存在<text:span text:style-name="T3">. Kierkegaard</text:span>說得對<text:span text:style-name="T3">,"</text:span>弔詭掃除了世上的一切概念<text:span text:style-name="T3">",</text:span>不可能成立的弔詭卻於焉成為真理的唯一形式<text:span text:style-name="T3">.</text:span></text:p>
      <text:p text:style-name="P1"><text:span text:style-name="T1">陳真</text:span><text:s/>  |  2013.08.19 03:06   |   <text:a xlink:type="simple" xlink:href="http://palinfo.habago.org/Entry?Command=Information_PrintForum&amp;iPage=470#FORUM31985"><text:span text:style-name="T2">#</text:span></text:a></text:p>
      <text:p text:style-name="P3"><text:span text:style-name="T3">http://www.youtube.com/watch?v=i0A68epA8A0<text:line-break/><text:line-break/></text:span>台灣放映國外電影有個重大問題就是翻譯往往令人難以恭維<text:span text:style-name="T3">. </text:span>我聽不懂<text:span text:style-name="T3">kusturic</text:span>的原文<text:span text:style-name="T3">,</text:span>但我看得懂英文<text:span text:style-name="T3">,</text:span>更懂得這個人<text:span text:style-name="T3">,</text:span>我明白他在講什麼<text:span text:style-name="T3">.<text:line-break/><text:line-break/></text:span>英文應翻作<text:span text:style-name="T3"><text:s/>"</text:span>藝術是人類一種理想的存在方式<text:span text:style-name="T3">",</text:span>而不是<text:span text:style-name="T3"><text:s/>"</text:span>藝術證明我們的存在<text:span text:style-name="T3">",</text:span>存在哪需要證明<text:span text:style-name="T3">?<text:line-break/><text:line-break/>"</text:span>爸爸出差時<text:span text:style-name="T3">"</text:span>有個小男孩<text:span text:style-name="T3">,</text:span>每當生活有著一些痛苦<text:span text:style-name="T3">,</text:span>那晚他就會夢遊<text:span text:style-name="T3">. "</text:span>亞歷桑那夢遊<text:span text:style-name="T3">" </text:span>更誇張<text:span text:style-name="T3">,</text:span>魚和人分不清了<text:span text:style-name="T3">,</text:span>游來游去跟我一樣<text:span text:style-name="T3">,</text:span>最後卻游到魚缸裏任人把玩<text:span text:style-name="T3">. </text:span>可當生活的一切依靠全毀<text:span text:style-name="T3">,</text:span>連愛人都香消玉隕<text:span text:style-name="T3">,</text:span>反倒游向了大海<text:span text:style-name="T3">.<text:line-break/><text:line-break/></text:span>這是真的嗎<text:span text:style-name="T3">? </text:span>當然不是<text:span text:style-name="T3">,</text:span>不過倒也不是假的<text:span text:style-name="T3">,</text:span>它既不真也不假<text:span text:style-name="T3">,</text:span>它只是一個夢<text:span text:style-name="T3">.<text:line-break/><text:line-break/></text:span>存在主義者<text:span text:style-name="T3">,</text:span>例如否認自己是存在主義者的<text:span text:style-name="T3"><text:s/>MARTIN HEIDEGGER,</text:span>例如<text:span text:style-name="T3"><text:s/>KIERKEGAARD,</text:span>翻開其著作<text:span text:style-name="T3">,</text:span>似乎總脫離不了一個詩字<text:span text:style-name="T3">. </text:span>俗人講起他們<text:span text:style-name="T3">,</text:span>難以言喻<text:span text:style-name="T3">,</text:span>只好一語道破<text:span text:style-name="T3">,</text:span>有的書名乾脆就叫做<text:span text:style-name="T3"><text:s/>LIVING POETICALLY--</text:span>詩意般地活著<text:span text:style-name="T3">.<text:line-break/><text:line-break/></text:span>別緊張<text:span text:style-name="T3">,</text:span>並不是教你要寫詩<text:span text:style-name="T3">. </text:span>詩意跟你做什麼沒有任何關聯<text:span text:style-name="T3">.<text:line-break/><text:line-break/></text:span>有一回<text:span text:style-name="T3">,</text:span>去參加拯救人類心靈的盛大會議回來<text:span text:style-name="T3">,</text:span>途經荒郊一片農田<text:span text:style-name="T3">,</text:span>夕陽無限<text:span text:style-name="T3">,</text:span>我馬上忘記回家的路<text:span text:style-name="T3">,</text:span>改道轉往夕陽的方向走<text:span text:style-name="T3">,</text:span>正當要接近一片美景時<text:span text:style-name="T3">,</text:span>突然看到一些果農忙於耕作<text:span text:style-name="T3">,</text:span>我頓時感到自慚形穢而不敢靠近<text:span text:style-name="T3">.<text:line-break/><text:line-break/></text:span>這些人腳踏泥濘<text:span text:style-name="T3">,</text:span>也許不識幾個大字<text:span text:style-name="T3">,</text:span>但他們就是詩人也說不定<text:span text:style-name="T3">;</text:span>當然也有可能是一些混蛋誰知道<text:span text:style-name="T3">? </text:span>一個人究竟活在夢裏或夢外<text:span text:style-name="T3">,</text:span>只有他自己知道<text:span text:style-name="T3">,</text:span>還有上帝也知道<text:span text:style-name="T3">,</text:span>他的阿那達應該也都知道<text:span text:style-name="T3">.</text:span>不過<text:span text:style-name="T3">,</text:span>很多人明明清醒得像個小黃瓜<text:span text:style-name="T3">,</text:span>卻喜歡講夢啊夢的故作夢幻狀<text:span text:style-name="T3">;</text:span>有些人剛好相反<text:span text:style-name="T3">,</text:span>努力腳踏實地<text:span text:style-name="T3">,</text:span>但卻凌空飛起<text:span text:style-name="T3">.<text:line-break/><text:line-break/>KUSTURICA</text:span>說<text:span text:style-name="T3">,</text:span>生命如許痛苦<text:span text:style-name="T3">,</text:span>我們只好給自己打造一個精神王國<text:span text:style-name="T3">,</text:span>一個不受地心引力管轄的地方<text:span text:style-name="T3">,</text:span>所以他乾脆讓電影裏的角色個個飛起來<text:span text:style-name="T3">. </text:span>自己飛不起來的就用繩子吊起來<text:span text:style-name="T3">,</text:span>通常越可悲的飛得越高<text:span text:style-name="T3">. </text:span>達文西說<text:span text:style-name="T3">,</text:span>如果你曾飛過<text:span text:style-name="T3">,</text:span>你會連平常走路都仰望著天空<text:span text:style-name="T3">.<text:line-break/><text:line-break/></text:span>荷索說<text:span text:style-name="T3">,</text:span>他必須往外太空尋找出路<text:span text:style-name="T3">. </text:span>維根斯坦說<text:span text:style-name="T3">,</text:span>我寫的這<text:span text:style-name="T3"><text:s/></text:span>一切<text:span text:style-name="T3">,</text:span>無非也只是想叫你<text:span text:style-name="T3"><text:s/>"</text:span>把地球整個丟一邊<text:span text:style-name="T3">",</text:span>不用鳥它了<text:span text:style-name="T3">,</text:span>因為凡屬地面上的東西都沒有價值<text:span text:style-name="T3">. <text:line-break/><text:line-break/></text:span>有些人<text:span text:style-name="T3">,</text:span>盡一切努力想清醒<text:span text:style-name="T3">,</text:span>但一不小心就睡著<text:span text:style-name="T3">,</text:span>說起夢話來<text:span text:style-name="T3">.</text:span>倒還有著另一些人<text:span text:style-name="T3">,</text:span>他們卻在絲毫沒有夢的地方用擴音器和記者會<text:span text:style-name="T3">,</text:span>高聲高調地說夢<text:span text:style-name="T3">.<text:line-break/><text:line-break/>"</text:span>亞歷桑那夢遊<text:span text:style-name="T3">" </text:span>裏有句對白說<text:span text:style-name="T3">: "</text:span>如果你想知道一個人的靈魂<text:span text:style-name="T3">,</text:span>就看他做什麼樣的夢<text:span text:style-name="T3">." </text:span>這電影很搞笑<text:span text:style-name="T3">,</text:span>但卻是<text:span text:style-name="T3">KUSTURICA</text:span>處於最憂鬱的時候所拍<text:span text:style-name="T3">. </text:span>直到<text:span text:style-name="T3"><text:s/>"</text:span>黑貓白貓<text:span text:style-name="T3">" </text:span>就更搞笑了<text:span text:style-name="T3">,</text:span>歡樂大結局<text:span text:style-name="T3">,</text:span>一片陽光<text:span text:style-name="T3">,KUSTURICA</text:span>說<text:span text:style-name="T3">,</text:span>這時他已克服憂鬱<text:span text:style-name="T3">,</text:span>彷彿看見了光<text:span text:style-name="T3">. </text:span>但我卻似乎依然可以感受到一種難言的悲傷<text:span text:style-name="T3">. <text:line-break/><text:line-break/></text:span>波蘭斯基說<text:span text:style-name="T3">,</text:span>如果死後只能帶走一部片<text:span text:style-name="T3">,</text:span>他希望墳前放著他的<text:span text:style-name="T3"><text:s/>"</text:span>戰地琴人<text:span text:style-name="T3">". </text:span>我倒是希望上帝允許我多帶幾部電影離開人世<text:span text:style-name="T3">,</text:span>至少也要三部<text:span text:style-name="T3">. </text:span>依我目前的規畫準備帶這三部<text:span text:style-name="T3">: </text:span>亞歷桑那夢遊<text:span text:style-name="T3">,</text:span>俘虜<text:span text:style-name="T3">(</text:span>大島渚<text:span text:style-name="T3">),</text:span>聖殤<text:span text:style-name="T3">(</text:span>金基德<text:span text:style-name="T3">). </text:span>這些片有點陰暗<text:span text:style-name="T3">,</text:span>但全都跟外太空有關<text:span text:style-name="T3">. <text:line-break/><text:line-break/></text:span>如果一個人只能帶走一部<text:span text:style-name="T3">,</text:span>那我希望墳前放的是<text:span text:style-name="T3"><text:s/>"</text:span>亞歷桑那夢遊<text:span text:style-name="T3">". </text:span>生前不可得的<text:span text:style-name="T3">,</text:span>死後總能如願<text:span text:style-name="T3">,</text:span>當你只剩靈魂飄渺<text:span text:style-name="T3">,</text:span>看是大海或外太空都不是難事了<text:span text:style-name="T3">,</text:span>地心引力這回總算放過你了<text:span text:style-name="T3">.<text:line-break/><text:line-break/></text:span>藝術不會證明我們的什麼存在<text:span text:style-name="T3">;</text:span>藝術不是一種作品<text:span text:style-name="T3">,</text:span>而是一種想望<text:span text:style-name="T3">,</text:span>一種信仰<text:span text:style-name="T3">,</text:span>一種對於地心引力的態度<text:span text:style-name="T3">. </text:span>有些不知道是想不開還是想得很開的人<text:span text:style-name="T3">,</text:span>連走路都忍不住要仰望著天空<text:span text:style-name="T3">,</text:span>為什麼<text:span text:style-name="T3">? </text:span>因為他給自己說了個故事<text:span text:style-name="T3">,</text:span>做了個夢<text:span text:style-name="T3">,</text:span>把他的靈魂寄託在那無人之境<text:span text:style-name="T3">,</text:span>那個沒有地心引力的黑貓白貓共和國<text:span text:style-name="T3">.<text:line-break/><text:line-break/>P.S.: </text:span>有人常糾正說我把這留言板搞得脫線<text:span text:style-name="T3">,</text:span>讓大家不敢在此暢談國事天下事等正經事<text:span text:style-name="T3">. </text:span>這當然亦非我所樂見<text:span text:style-name="T3">. </text:span>大家要寫什麼請隨意<text:span text:style-name="T3">,</text:span>只要遵守天條便可<text:span text:style-name="T3">,</text:span>不用有壓力<text:span text:style-name="T3">.<text:line-break/><text:line-break/></text:span>吾友柏楊有詩云<text:span text:style-name="T3">: "</text:span>國仇家恨難揮淚<text:span text:style-name="T3">,</text:span>且把心情做笑聲<text:span text:style-name="T3">." </text:span>現實上的事<text:span text:style-name="T3">,</text:span>諸多可悲<text:span text:style-name="T3">,</text:span>常感無言<text:span text:style-name="T3">,</text:span>不如說笑解夢<text:span text:style-name="T3">.<text:line-break/><text:line-break/></text:span>話說前些天下了班<text:span text:style-name="T3">,</text:span>精疲力竭之餘<text:span text:style-name="T3">,</text:span>趕著去看牙醫補蛀牙<text:span text:style-name="T3">.</text:span>醫師說<text:span text:style-name="T3">,</text:span>待會會很痛<text:span text:style-name="T3">,</text:span>我要給你打麻藥<text:span text:style-name="T3">. </text:span>我一心想為人類做點事<text:span text:style-name="T3">,</text:span>想承受一下一些微不足道的痛苦<text:span text:style-name="T3">,</text:span>所以就說<text:span text:style-name="T3"><text:s/>"</text:span>不用不用<text:span text:style-name="T3">,</text:span>不用打麻藥<text:span text:style-name="T3">,</text:span>謝謝謝謝<text:span text:style-name="T3">. </text:span>我可以忍受看看<text:span text:style-name="T3">." </text:span>醫生很訝異說<text:span text:style-name="T3">,"</text:span>那你痛的時候就揮揮手<text:span text:style-name="T3">,</text:span>我們再看看要不要打麻藥<text:span text:style-name="T3">."<text:line-break/><text:line-break/></text:span>不知道過了多久<text:span text:style-name="T3">,</text:span>醫師把我叫醒<text:span text:style-name="T3">,</text:span>臉色大驚地說<text:span text:style-name="T3">: "</text:span>啥咪<text:span text:style-name="T3">?!!! </text:span>你睡著了<text:span text:style-name="T3">?!!" </text:span>我雄雄被叫醒<text:span text:style-name="T3">,</text:span>嚇一跳<text:span text:style-name="T3">,</text:span>心裏想<text:span text:style-name="T3">: "</text:span>這是哪裏<text:span text:style-name="T3">? </text:span>我怎麼會在這裏<text:span text:style-name="T3">?" <text:line-break/><text:line-break/></text:span>牙醫問<text:span text:style-name="T3">: "</text:span>這樣也能睡<text:span text:style-name="T3">? </text:span>你很累哦<text:span text:style-name="T3">?" </text:span>我說<text:span text:style-name="T3"><text:s/>"</text:span>對啊<text:span text:style-name="T3">,</text:span>工作很辛苦<text:span text:style-name="T3">." </text:span>牙醫很納悶<text:span text:style-name="T3">,</text:span>接著問<text:span text:style-name="T3">: "</text:span>你都不會痛嗎<text:span text:style-name="T3">?" </text:span>我說<text:span text:style-name="T3"><text:s/>"</text:span>會啊<text:span text:style-name="T3">,</text:span>好像很痛<text:span text:style-name="T3">,</text:span>但我以為我是在做夢<text:span text:style-name="T3">."<text:line-break/><text:line-break/></text:span>詩意般地活著就有這樣的功能<text:span text:style-name="T3">,</text:span>所以<text:span text:style-name="T3">KUSTURICA</text:span>說<text:span text:style-name="T3">,</text:span>他相信藝術是人類的一種不錯的存在方式<text:span text:style-name="T3">. </text:span>各位不信的話<text:span text:style-name="T3">,</text:span>下回看牙醫時可以試試<text:span text:style-name="T3">.</text:span></text:p>
      <text:p text:style-name="P1"><text:span text:style-name="T1">秉叡</text:span><text:s/>  |  2013.08.16 12:39   |   <text:a xlink:type="simple" xlink:href="http://palinfo.habago.org/Entry?Command=Information_PrintForum&amp;iPage=470#FORUM31984"><text:span text:style-name="T2">#</text:span></text:a></text:p>
      <text:p text:style-name="P5"><text:span text:style-name="T1">真心對日本人說一句話：唯有真誠地面對過去，才有未來。</text:span><text:line-break/><text:line-break/><text:span text:style-name="T1">以下是日本市民舉行反靖國的遊行：</text:span><text:line-break/><text:line-break/><text:span text:style-name="T1">照片集：</text:span>http://www.mkimpo.com/diary/2013/yasukunix2013.html<text:line-break/><text:line-break/><text:span text:style-name="T1">影片：</text:span>http://www.youtube.com/watch?v=9ae27_gwti0&amp;feature=c4-overview&amp;list=UUZl2AMmYJgCjuO5REvfAg5g</text:p>
      <text:p text:style-name="P1"><text:span text:style-name="T1">陳真</text:span><text:s/>  |  2013.08.15 17:57   |   <text:a xlink:type="simple" xlink:href="http://palinfo.habago.org/Entry?Command=Information_PrintForum&amp;iPage=470#FORUM31983"><text:span text:style-name="T2">#</text:span></text:a></text:p>
      <text:p text:style-name="P4"><text:span text:style-name="T1">非看不可</text:span>,<text:span text:style-name="T1">不看毋寧死</text:span>! <text:line-break/><text:line-break/><text:span text:style-name="T1">媽的這年頭究竟還有幾個人不看電影會死</text:span>.<text:line-break/><text:line-break/>http://www.youtube.com/watch?v=i0A68epA8A0&amp;feature=youtu.be<text:line-break/><text:line-break/>http://www.youtube.com/watch?v=Y-d1nG2ZBQE&amp;feature=youtu.be<text:line-break/><text:line-break/>http://www.youtube.com/watch?v=vyxBxVNiuKM&amp;feature=youtu.be</text:p>
      <text:p text:style-name="P1"><text:span text:style-name="T1">陳真</text:span><text:s/>  |  2013.08.12 01:39   |   <text:a xlink:type="simple" xlink:href="http://palinfo.habago.org/Entry?Command=Information_PrintForum&amp;iPage=470#FORUM31982"><text:span text:style-name="T2">#</text:span></text:a></text:p>
      <text:p text:style-name="P5"><text:span text:style-name="T1">知道這是什麼歌吧</text:span>? <text:span text:style-name="T1">沒聽過比這版本演奏得更好的</text:span>. <text:span text:style-name="T1">一個人死之前如果能聽上這麼一段</text:span>,<text:span text:style-name="T1">死亡就沒那麼恐怖了吧</text:span>.<text:line-break/><text:line-break/>http://www.youtube.com/watch?v=N4vLZYnTLTs<text:line-break/><text:line-break/><text:span text:style-name="T1">這裏有英文翻譯</text:span>:<text:line-break/><text:line-break/>http://www.youtube.com/watch?v=SVR1rRcJ-Bw<text:line-break/><text:line-break/><text:span text:style-name="T1">孤獨是我的信仰</text:span>.</text:p>
      <text:p text:style-name="P1"><text:span text:style-name="T1">陳真</text:span><text:s/>  |  2013.08.12 00:31   |   <text:a xlink:type="simple" xlink:href="http://palinfo.habago.org/Entry?Command=Information_PrintForum&amp;iPage=470#FORUM31981"><text:span text:style-name="T2">#</text:span></text:a></text:p>
      <text:p text:style-name="P4"><text:span text:style-name="T1">貼錯網址了</text:span>,"<text:span text:style-name="T1">聽過三次現場</text:span>" <text:span text:style-name="T1">是指的這個</text:span>:<text:line-break/><text:line-break/>http://www.youtube.com/watch?v=GG2jench7Kg&amp;list=RD02MCbkAdq5wLg</text:p>
      <text:p text:style-name="P1"><text:span text:style-name="T1">陳真</text:span><text:s/>  |  2013.08.10 03:18   |   <text:a xlink:type="simple" xlink:href="http://palinfo.habago.org/Entry?Command=Information_PrintForum&amp;iPage=470#FORUM31980"><text:span text:style-name="T2">#</text:span></text:a></text:p>
      <text:p text:style-name="P5"><text:span text:style-name="T1">長久以來</text:span>,<text:span text:style-name="T1">一直被貝漢的幽靈困擾得很厲害</text:span>,<text:span text:style-name="T1">剛剛在聽著這歌時</text:span><text:line-break/><text:line-break/>http://www.youtube.com/watch?v=zDVHaA-MyeU (<text:span text:style-name="T1">唱得好而且影片拍得也非常好</text:span>)<text:line-break/><text:line-break/>http://www.youtube.com/watch?v=MCbkAdq5wLg (<text:span text:style-name="T1">我聽過三次現場</text:span>)<text:line-break/><text:line-break/><text:span text:style-name="T1">想到她</text:span>...<text:line-break/><text:line-break/><text:span text:style-name="T1">於是忍不住</text:span>GOOGLE(<text:span text:style-name="T1">我向來極其厭惡透過網路搜尋朋友的卑劣狗仔作法</text:span>,<text:span text:style-name="T1">但我別無它法</text:span>)<text:line-break/><text:line-break/><text:span text:style-name="T1">沒想到真的找到她的下落</text:span>.<text:line-break/><text:line-break/>http://www.fdu.ukim.edu.mk/index.php?mn_sel=nast<text:line-break/><text:line-break/><text:span text:style-name="T1">一堆教職員名單中</text:span>,<text:span text:style-name="T1">如果你不知道我在說誰</text:span>. <text:span text:style-name="T1">請看照片</text:span>:<text:line-break/><text:line-break/>http://milieukontakt.mk/?p=2641<text:line-break/><text:line-break/><text:span text:style-name="T1">如果你還是認不出來</text:span>. <text:span text:style-name="T1">那我就沒辦法了</text:span>.</text:p>
      <text:p text:style-name="P1"><text:span text:style-name="T1">陳真</text:span><text:s/>  |  2013.08.10 02:08   |   <text:a xlink:type="simple" xlink:href="http://palinfo.habago.org/Entry?Command=Information_PrintForum&amp;iPage=470#FORUM31979"><text:span text:style-name="T2">#</text:span></text:a></text:p>
      <text:p text:style-name="P3"><text:span text:style-name="T3">""</text:span>我在這裏每天上班下班，從早七時到下六時共十一個小時。從公務員而言，只是個越來越平庸的公務員，別的事通說不上。生活可怕的平板，不足念。每天雖和一些人同在一起，其實許多同事就不相熟。自以為熟習我的，必然是極不理解我的。一聽到大家說笑聲，我似乎和夢裏一樣。生命浮在這類不相干笑語中，越說越遠。<text:span text:style-name="T3"><text:line-break/><text:line-break/></text:span>關門時，獨自站在午門城頭上，看看暮色四合的北京城風景<text:span text:style-name="T3">…… </text:span>明白我生命實完全的單獨<text:span text:style-name="T3">……</text:span>因為明白生命的隔絕，理解之無可望<text:span text:style-name="T3">……"" <text:line-break/><text:line-break/>--</text:span>沈從文<text:span text:style-name="T3"> <text:line-break/><text:line-break/></text:span>我特別常想到裏頭這一句<text:span text:style-name="T3">:<text:line-break/><text:line-break/>"</text:span>一聽到大家說笑聲，我似乎和夢裏一樣。生命浮在這類不相干笑語中，越說越遠。<text:span text:style-name="T3">"<text:line-break/><text:line-break/></text:span>不光說笑聲讓人害怕<text:span text:style-name="T3">,</text:span>舉凡一切向上提昇的陽光話語<text:span text:style-name="T3">,</text:span>都讓生命越說越遠<text:span text:style-name="T3">.</text:span></text:p>
      <text:p text:style-name="P1"><text:span text:style-name="T1">陳真</text:span><text:s/>  |  2013.08.08 17:35   |   <text:a xlink:type="simple" xlink:href="http://palinfo.habago.org/Entry?Command=Information_PrintForum&amp;iPage=470#FORUM31978"><text:span text:style-name="T2">#</text:span></text:a></text:p>
      <text:p text:style-name="P2">這種生物跟那種生物的世界真的差好遠<text:span text:style-name="T3">,</text:span>好蒼白低能猥瑣的一種生物<text:span text:style-name="T3">.<text:line-break/><text:line-break/></text:span>我沒法說出我對台灣人或台灣社會由衷的厭惡和輕視<text:span text:style-name="T3">,</text:span>真難想像這地球上怎麼會有這樣的生物<text:span text:style-name="T3">?!! </text:span>真正是一無可取<text:span text:style-name="T3">. <text:line-break/><text:line-break/></text:span>何以致之<text:span text:style-name="T3">? </text:span>是智能有問題嗎<text:span text:style-name="T3">? </text:span>還是太好命<text:span text:style-name="T3">?<text:line-break/><text:line-break/></text:span>當然<text:span text:style-name="T3">,</text:span>我不是說<text:span text:style-name="T3"><text:s/>"</text:span>每一個<text:span text:style-name="T3">" </text:span>台灣人<text:span text:style-name="T3"><text:s/>"</text:span>都<text:span text:style-name="T3">" </text:span>是這樣<text:span text:style-name="T3">,</text:span>像你就是例外囉<text:span text:style-name="T3">,</text:span>所以義和團別緊張<text:span text:style-name="T3">. <text:line-break/><text:line-break/></text:span>於是<text:span text:style-name="T3">,</text:span>我對絕望的人有著一種親近與尊敬<text:span text:style-name="T3">. </text:span>絕望的人總是像個人<text:span text:style-name="T3">,</text:span>他絕不會整天甩哥哦美女哦爆紅爆夯出國比賽哦<text:span text:style-name="T3">,</text:span>他的生命不會如此猥瑣蒼白<text:span text:style-name="T3">.<text:line-break/><text:line-break/></text:span>陳真<text:span text:style-name="T3"><text:line-break/>==================<text:line-break/></text:span>北車最美畫面<text:span text:style-name="T3"><text:s/></text:span>「氣質妹」幫婆婆賣報<text:span text:style-name="T3"><text:line-break/><text:line-break/></text:span>東森新聞<text:span text:style-name="T3"><text:s/>– 2013</text:span>年<text:span text:style-name="T3">8</text:span>月<text:span text:style-name="T3">8</text:span>日<text:span text:style-name="T3"><text:line-break/><text:line-break/></text:span>看相片<text:span text:style-name="T3"><text:line-break/><text:line-break/></text:span>北車最美畫面<text:span text:style-name="T3"><text:s/></text:span>「氣質妹」幫婆婆賣報<text:span text:style-name="T3"><text:line-break/><text:line-break/></text:span>真的是人正心也美，一名長相不錯的女生李蕙如，前幾天在台北車站幫助半盲的婆婆賣報紙，有網友看到拍下來<text:span text:style-name="T3">PO</text:span>網分享，不少網友頻頻按讚，主角李蕙如看到大家的回應，只在臉書謙虛的說，希望透過網路串聯的力量幫婆婆多賣幾份報紙。<text:span text:style-name="T3"><text:line-break/><text:line-break/></text:span>照片中的女生手拿著報紙她叫李蕙如，路過台北車站看到半盲的婆婆賣報紙，於心不忍於是就停下來幫忙叫賣，路過一位攝影師看到拍下來<text:span text:style-name="T3">PO</text:span>網分享，不少網友頻頻按讚。一份報紙<text:span text:style-name="T3">10</text:span>塊可以讓婆婆早點搭上公車，走回回家的路接著說意外造成迴響，希望能因為網路串聯幫助婆婆買份報紙。<text:span text:style-name="T3"><text:line-break/><text:line-break/></text:span>幫忙賣報的就是這位婆婆張愛寶，<text:span text:style-name="T3">80</text:span>多歲的她右眼因手術感染而失明，左眼幾乎半盲，<text:span text:style-name="T3">40</text:span>年代從浙江寧波跟著丈夫來台，晚年丈夫兒子相繼過世，<text:span text:style-name="T3">20</text:span>多年都在台北車站賣報維生，愛心的舉動配上氣質出眾的女孩，也難怪會被瘋狂轉閱。</text:p>
      <text:p text:style-name="P1"><text:span text:style-name="T1">陳真</text:span><text:s/>  |  2013.08.08 02:51   |   <text:a xlink:type="simple" xlink:href="http://palinfo.habago.org/Entry?Command=Information_PrintForum&amp;iPage=470#FORUM31977"><text:span text:style-name="T2">#</text:span></text:a></text:p>
      <text:p text:style-name="P4">I no longer know in what dreams my mind is lost…<text:line-break/><text:line-break/><text:span text:style-name="T1">我已不知我心飄落何等夢境中</text:span>. <text:line-break/><text:line-break/><text:span text:style-name="T1">凌空飛起的家園屋頂</text:span>,<text:span text:style-name="T1">竟像蝴蝶飛鳥一般飛向月光</text:span>.<text:line-break/><text:line-break/><text:span text:style-name="T1">一個流浪者</text:span>,<text:span text:style-name="T1">他所曾經承受的種種難以言喻的悲歡</text:span>,<text:span text:style-name="T1">有一天</text:span>,<text:span text:style-name="T1">他的死</text:span>,<text:span text:style-name="T1">理應值得這樣一段影像</text:span>:<text:line-break/><text:line-break/>http://www.youtube.com/watch?v=RiRS53hGPeE<text:line-break/><text:line-break/>Davor was born in Sarajevo in 1969, and in 1988, he still hadn't left his home town. The shooting of Time of the Gypsies allowed him to visit his country, as well as Italy. After his studies, he decided to make a music school, and they are his own accordeon talents that Emir records during the shooting.<text:line-break/><text:line-break/>Emir said of him in 1989 : ”Davor is the most beautiful discover I've made over the last ten years, as an actor and as a human being. I still can't understand how someone can have such a spirituality. He's as beautiful as ugly, which is for me, unvaluable.”<text:line-break/><text:line-break/>In 1990 and 1991, Davor played several characters in the serie Top lista nadrealista of Dr. Nele Karajlić.<text:line-break/><text:line-break/>Davor Dujmović committed suicide on 3 june 1999 in Novo Mesto (Slovenia), after a serious depression. <text:line-break/><text:line-break/><text:span text:style-name="T1">南斯拉夫內戰中</text:span>,<text:span text:style-name="T1">貝漢就如電影一般</text:span>,<text:span text:style-name="T1">上吊而死</text:span>. Kusturica<text:span text:style-name="T1">為了紀念他</text:span>,<text:span text:style-name="T1">寫了一齣歌劇在法國演出</text:span>. <text:span text:style-name="T1">我很後悔返台前沒去法國看</text:span>,<text:span text:style-name="T1">如今難如登天</text:span>. <text:line-break/><text:line-break/>http://www.youtube.com/watch?v=NKLxyteiR9I<text:line-break/><text:line-break/>http://www.youtube.com/watch?v=RONtOmUB8_s<text:line-break/><text:line-break/>http://www.youtube.com/watch?v=S0mYyzpN_Sk<text:line-break/><text:line-break/>http://www.youtube.com/watch?v=xIYavY0VBMA&amp;list=RD02S0mYyzpN_Sk</text:p>
      <text:p text:style-name="P1"><text:span text:style-name="T1">涂育誠</text:span><text:s/>  |  2013.08.01 00:13   |   <text:a xlink:type="simple" xlink:href="http://palinfo.habago.org/Entry?Command=Information_PrintForum&amp;iPage=470#FORUM31976"><text:span text:style-name="T2">#</text:span></text:a></text:p>
      <text:p text:style-name="P5">http://www.youtube.com/watch?v=g-t3l6T53V8 <text:line-break/><text:line-break/>Malick<text:span text:style-name="T1">去年的新電影</text:span>to the Wonder<text:span text:style-name="T1">，前陣子才知道。在永生樹之後隔一年就有新作，真讓我感到驚奇。</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